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dc02" officeooo:paragraph-rsid="0004dc02"/>
    </style:style>
    <style:style style:name="P2" style:family="paragraph" style:parent-style-name="Standard">
      <style:text-properties officeooo:rsid="00051c55" officeooo:paragraph-rsid="00051c55"/>
    </style:style>
    <style:style style:name="P3" style:family="paragraph" style:parent-style-name="Standard">
      <style:text-properties officeooo:rsid="00051c55" officeooo:paragraph-rsid="00051c55"/>
    </style:style>
    <style:style style:name="T1" style:family="text">
      <style:text-properties officeooo:rsid="00056cbf"/>
    </style:style>
    <style:style style:name="T2" style:family="text">
      <style:text-properties officeooo:rsid="0005e40a"/>
    </style:style>
    <style:style style:name="T3" style:family="text">
      <style:text-properties officeooo:rsid="0007c788"/>
    </style:style>
    <style:style style:name="T4" style:family="text">
      <style:text-properties officeooo:rsid="0009a7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Foi realizado o ajustes nos documentos relacionado ao fluxo do processo de consulta e baixa de XML das contas de e-mail, onde todo o processo foi passado a limpo para a ferramenta Flow Char.</text:p>
      <text:p text:style-name="P1"><text:tab/>Apos a geração dos documentos o mesmo foram disponibilizados no trello.</text:p>
      <text:p text:style-name="P2">Elaborada a apresentação <text:span text:style-name="T1">gráfica do browse para apresentação para os usuários, onde foram demonstradas as informações que podem ser apresentadas para os usuários.</text:span></text:p>
      <text:p text:style-name="P2"><text:tab/><text:span text:style-name="T4">Conforme apresentacao do modelo para a usuaria, foi levantados alguns pontos para analise e implementacao, onde no browse apresentado para a</text:span></text:p>
      <text:p text:style-name="P2"><text:tab/><text:span text:style-name="T2">Foi dada continuidade no desenvolvimento da rotina para a comunicação </text:span><text:span text:style-name="T3">com a conta de e-mail, para identificar o envio de XML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8T08:39:33.888404222</meta:creation-date>
    <dc:date>2021-10-28T16:29:33.285375711</dc:date>
    <meta:editing-duration>PT35M28S</meta:editing-duration>
    <meta:editing-cycles>4</meta:editing-cycles>
    <meta:generator>LibreOffice/7.0.4.2$Linux_X86_64 LibreOffice_project/dcf040e67528d9187c66b2379df5ea4407429775</meta:generator>
    <meta:document-statistic meta:table-count="0" meta:image-count="0" meta:object-count="0" meta:page-count="1" meta:paragraph-count="5" meta:word-count="110" meta:character-count="691" meta:non-whitespace-character-count="582"/>
  </office:meta>
</office:document-meta>
</file>